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2" style:family="table">
      <style:table-properties style:width="17cm" table:align="margins" style:may-break-between-rows="true" table:border-model="collapsing"/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000000" fo:padding="0.101cm" fo:border="none" style:writing-mode="page">
        <style:background-image/>
      </style:table-cell-properties>
    </style:style>
    <style:style style:name="Tabla2.A2" style:family="table-cell">
      <style:table-cell-properties fo:background-color="transparent" fo:padding="0.101cm" fo:border-left="none" fo:border-right="none" fo:border-top="none" fo:border-bottom="0.75pt solid #000000" style:writing-mode="page">
        <style:background-image/>
      </style:table-cell-properties>
    </style:style>
    <style:style style:name="Tabla1" style:family="table">
      <style:table-properties style:width="17cm" table:align="margins" style:may-break-between-rows="true" table:border-model="collapsing"/>
    </style:style>
    <style:style style:name="Tabla1.A" style:family="table-column">
      <style:table-column-properties style:column-width="5.667cm" style:rel-column-width="2184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000000" fo:padding="0.101cm" fo:border="none" style:writing-mode="page">
        <style:background-image/>
      </style:table-cell-properties>
    </style:style>
    <style:style style:name="Tabla1.A2" style:family="table-cell">
      <style:table-cell-properties fo:background-color="transparent" fo:padding="0.101cm" fo:border-left="none" fo:border-right="none" fo:border-top="none" fo:border-bottom="0.75pt solid #000000" style:writing-mode="page">
        <style:background-image/>
      </style:table-cell-properties>
    </style:style>
    <style:style style:name="Tabla4" style:family="table">
      <style:table-properties style:width="17cm" table:align="margins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000000" fo:padding="0.101cm" fo:border="none" style:writing-mode="page">
        <style:background-image/>
      </style:table-cell-properties>
    </style:style>
    <style:style style:name="Tabla4.A2" style:family="table-cell">
      <style:table-cell-properties fo:background-color="transparent" fo:padding="0.101cm" fo:border-left="none" fo:border-right="none" fo:border-top="none" fo:border-bottom="0.75pt solid #000000" style:writing-mode="page">
        <style:background-image/>
      </style:table-cell-properties>
    </style:style>
    <style:style style:name="Tabla3" style:family="table">
      <style:table-properties style:width="17cm" table:align="margins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000000" fo:padding="0.101cm" fo:border="none" style:writing-mode="page">
        <style:background-image/>
      </style:table-cell-properties>
    </style:style>
    <style:style style:name="Tabla3.A2" style:family="table-cell">
      <style:table-cell-properties fo:background-color="transparent" fo:padding="0.101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language="es" fo:country="ES"/>
    </style:style>
    <style:style style:name="P2" style:family="paragraph" style:parent-style-name="Title">
      <style:text-properties fo:language="es" fo:country="ES"/>
    </style:style>
    <style:style style:name="P3" style:family="paragraph" style:parent-style-name="Title">
      <style:text-properties fo:language="es" fo:country="ES" officeooo:rsid="0071929a" officeooo:paragraph-rsid="0071929a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fo:language="es" fo:country="ES" officeooo:rsid="001d4e81" officeooo:paragraph-rsid="001d4e81"/>
    </style:style>
    <style:style style:name="P6" style:family="paragraph" style:parent-style-name="Text_20_body">
      <style:text-properties fo:language="es" fo:country="ES" officeooo:rsid="00738963" officeooo:paragraph-rsid="00738963"/>
    </style:style>
    <style:style style:name="P7" style:family="paragraph" style:parent-style-name="Text_20_body">
      <style:text-properties fo:language="es" fo:country="ES" officeooo:rsid="007bfd21" officeooo:paragraph-rsid="007bfd21"/>
    </style:style>
    <style:style style:name="P8" style:family="paragraph" style:parent-style-name="Text_20_body">
      <style:text-properties fo:language="es" fo:country="ES" officeooo:rsid="007d729e" officeooo:paragraph-rsid="007d729e"/>
    </style:style>
    <style:style style:name="P9" style:family="paragraph" style:parent-style-name="Text_20_body">
      <style:text-properties fo:language="es" fo:country="ES" officeooo:rsid="007e3bed" officeooo:paragraph-rsid="007e3bed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Standard">
      <style:text-properties officeooo:paragraph-rsid="007e3bed"/>
    </style:style>
    <style:style style:name="P14" style:family="paragraph" style:parent-style-name="Standard">
      <style:text-properties fo:font-style="italic" officeooo:paragraph-rsid="007e5548" style:font-style-asian="italic" style:font-style-complex="italic"/>
    </style:style>
    <style:style style:name="P15" style:family="paragraph" style:parent-style-name="Standard">
      <style:text-properties fo:font-style="italic" officeooo:rsid="007e5548" officeooo:paragraph-rsid="007e5548" style:font-style-asian="italic" style:font-style-complex="italic"/>
    </style:style>
    <style:style style:name="P16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7d729e" officeooo:paragraph-rsid="007d729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7d729e" officeooo:paragraph-rsid="007e3be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ext_20_body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officeooo:rsid="007d729e" officeooo:paragraph-rsid="007d729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ext_20_body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bold" officeooo:rsid="007d729e" officeooo:paragraph-rsid="007e3be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9486" officeooo:paragraph-rsid="007d94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9486" officeooo:paragraph-rsid="007e3b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d9486" officeooo:paragraph-rsid="007e55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e5548" officeooo:paragraph-rsid="007e55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83e07e" officeooo:paragraph-rsid="0083e0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7d729e" officeooo:paragraph-rsid="007d72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s" fo:country="ES" fo:font-style="normal" fo:text-shadow="none" style:text-underline-style="none" fo:font-weight="normal" officeooo:rsid="007d729e" officeooo:paragraph-rsid="007e3b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c9211e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7d9486" officeooo:paragraph-rsid="007e3be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ff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7d9486" officeooo:paragraph-rsid="007e3be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ext_20_body">
      <style:text-properties officeooo:rsid="007856ff" officeooo:paragraph-rsid="007856ff"/>
    </style:style>
    <style:style style:name="P30" style:family="paragraph" style:parent-style-name="Text_20_body">
      <style:text-properties officeooo:rsid="007992df" officeooo:paragraph-rsid="007992df"/>
    </style:style>
    <style:style style:name="P31" style:family="paragraph" style:parent-style-name="Heading_20_1">
      <style:paragraph-properties fo:break-before="page"/>
      <style:text-properties fo:language="es" fo:country="ES"/>
    </style:style>
    <style:style style:name="P32" style:family="paragraph" style:parent-style-name="Heading_20_2">
      <style:paragraph-properties fo:break-before="page"/>
    </style:style>
    <style:style style:name="P33" style:family="paragraph" style:parent-style-name="Text_20_body" style:list-style-name="L1">
      <style:text-properties officeooo:rsid="007856ff" officeooo:paragraph-rsid="007856ff"/>
    </style:style>
    <style:style style:name="T1" style:family="text">
      <style:text-properties officeooo:rsid="0030dd0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71929a" style:font-weight-asian="bold" style:font-weight-complex="bold"/>
    </style:style>
    <style:style style:name="T4" style:family="text">
      <style:text-properties fo:font-weight="normal" officeooo:rsid="0071929a" style:font-weight-asian="normal" style:font-weight-complex="normal"/>
    </style:style>
    <style:style style:name="T5" style:family="text">
      <style:text-properties officeooo:rsid="0071929a"/>
    </style:style>
    <style:style style:name="T6" style:family="text">
      <style:text-properties officeooo:rsid="00738963"/>
    </style:style>
    <style:style style:name="T7" style:family="text">
      <style:text-properties officeooo:rsid="007499d7"/>
    </style:style>
    <style:style style:name="T8" style:family="text">
      <style:text-properties officeooo:rsid="007856ff"/>
    </style:style>
    <style:style style:name="T9" style:family="text">
      <style:text-properties officeooo:rsid="0078f5b1"/>
    </style:style>
    <style:style style:name="T10" style:family="text">
      <style:text-properties officeooo:rsid="007992df"/>
    </style:style>
    <style:style style:name="T11" style:family="text">
      <style:text-properties officeooo:rsid="007d729e"/>
    </style:style>
    <style:style style:name="T12" style:family="text">
      <style:text-properties officeooo:rsid="007e3bed"/>
    </style:style>
    <style:style style:name="T13" style:family="text">
      <style:text-properties officeooo:rsid="007e5548"/>
    </style:style>
    <style:style style:name="T14" style:family="text">
      <style:text-properties officeooo:rsid="007ff3c4"/>
    </style:style>
    <style:style style:name="T15" style:family="text">
      <style:text-properties fo:font-size="10pt" officeooo:rsid="007ff3c4" style:font-size-asian="10pt" style:font-size-complex="10pt"/>
    </style:style>
    <style:style style:name="T16" style:family="text">
      <style:text-properties fo:font-size="10pt" officeooo:rsid="008545f3" style:font-size-asian="10pt" style:font-size-complex="10pt"/>
    </style:style>
    <style:style style:name="T17" style:family="text">
      <style:text-properties officeooo:rsid="0083e07e"/>
    </style:style>
    <style:style style:name="T18" style:family="text">
      <style:text-properties style:use-window-font-color="true" loext:opacity="0%" fo:font-weight="normal" style:font-weight-asian="normal" style:font-weight-complex="normal"/>
    </style:style>
    <style:style style:name="T19" style:family="text">
      <style:text-properties style:use-window-font-color="true" loext:opacity="0%" fo:font-weight="normal" officeooo:rsid="0083e07e" style:font-weight-asian="normal" style:font-weight-complex="normal"/>
    </style:style>
    <style:style style:name="T20" style:family="text">
      <style:text-properties fo:color="#0000ff" loext:opacity="100%" fo:font-weight="bold" style:font-weight-asian="bold" style:font-weight-complex="bold"/>
    </style:style>
    <style:style style:name="T21" style:family="text">
      <style:text-properties fo:color="#0000ff" loext:opacity="100%" fo:font-weight="bold" officeooo:rsid="007e3bed" style:font-weight-asian="bold" style:font-weight-complex="bold"/>
    </style:style>
    <style:style style:name="T22" style:family="text">
      <style:text-properties fo:color="#0000ff" loext:opacity="100%" fo:font-weight="bold" officeooo:rsid="007e5548" style:font-weight-asian="bold" style:font-weight-complex="bold"/>
    </style:style>
    <style:style style:name="T23" style:family="text">
      <style:text-properties fo:color="#0000ff" loext:opacity="100%" fo:font-weight="bold" officeooo:rsid="008545f3" style:font-weight-asian="bold" style:font-weight-complex="bold"/>
    </style:style>
    <style:style style:name="T24" style:family="text">
      <style:text-properties officeooo:rsid="008738a1"/>
    </style:style>
    <style:style style:name="T25" style:family="text">
      <style:text-properties officeooo:rsid="0087eae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3">Reto 4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3">Estudiante</text:span><text:span text:style-name="T2">:</text:span> Jose Javier Bailón Ortiz</text:p>
      <text:p text:style-name="P5"><text:span text:style-name="T3">Asignatura</text:span><text:span text:style-name="T2">:</text:span> P<text:span text:style-name="T5">rogramacion de servicios y procesos</text:span></text:p>
      <text:p text:style-name="P5"><text:span text:style-name="T3">Convocatoria</text:span><text:span text:style-name="T2">: </text:span><text:span text:style-name="T4">14</text:span>/<text:span text:style-name="T5">11</text:span>/2023</text:p>
      <text:table-of-content text:style-name="Sect1" text:protected="true" text:name="Sumario1">
        <text:table-of-content-source text:outline-level="10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2">Summary</text:p>
          </text:index-title>
          <text:p text:style-name="P10"><text:a xlink:type="simple" xlink:href="#__RefHeading___Toc836_2601721642" text:style-name="Index_20_Link" text:visited-style-name="Index_20_Link">A – Estudio lógico teórico de TIC,TAC,TOC<text:tab/>3</text:a></text:p>
          <text:p text:style-name="P11"><text:a xlink:type="simple" xlink:href="#__RefHeading___Toc1895_1156227085" text:style-name="Index_20_Link" text:visited-style-name="Index_20_Link">A.1 Planteamiento del problema<text:tab/>3</text:a></text:p>
          <text:p text:style-name="P11"><text:a xlink:type="simple" xlink:href="#__RefHeading___Toc1897_1156227085" text:style-name="Index_20_Link" text:visited-style-name="Index_20_Link">A.2 Identificación de aspectos generales a controlar<text:tab/>3</text:a></text:p>
          <text:p text:style-name="P11"><text:a xlink:type="simple" xlink:href="#__RefHeading___Toc1899_1156227085" text:style-name="Index_20_Link" text:visited-style-name="Index_20_Link">A.3<text:tab/>3</text:a></text:p>
        </text:index-body>
      </text:table-of-content>
      <text:p text:style-name="P5"/>
      <text:h text:style-name="P31" text:outline-level="1" text:is-list-header="true"><text:bookmark-start text:name="__RefHeading___Toc836_2601721642"/><text:span text:style-name="T6">A</text:span> – <text:span text:style-name="T6">Estudio teórico de TIC,TAC,TOC</text:span><text:bookmark-end text:name="__RefHeading___Toc836_2601721642"/></text:h>
      <text:h text:style-name="Heading_20_2" text:outline-level="2" text:is-list-header="true"/>
      <text:h text:style-name="Heading_20_2" text:outline-level="2"/>
      <text:h text:style-name="Heading_20_2" text:outline-level="2" text:is-list-header="true"><text:bookmark-start text:name="__RefHeading___Toc1895_1156227085"/>A.1 Planteamiento del problema<text:bookmark-end text:name="__RefHeading___Toc1895_1156227085"/></text:h>
      <text:p text:style-name="P6">El objetivo es tener un programa que imprima en pantalla <text:span text:style-name="T10">de manera indefinida</text:span> y en este orden:</text:p>
      <text:p text:style-name="P6">TIC</text:p>
      <text:p text:style-name="P6">TAC</text:p>
      <text:p text:style-name="P6">TOC</text:p>
      <text:p text:style-name="P6">…</text:p>
      <text:p text:style-name="P6">Debe hacerse habiendo dos hebras que intenten imprimir cada una de las palabras siendo agrupad<text:span text:style-name="T7">a</text:span>s l<text:span text:style-name="T7">a</text:span>s h<text:span text:style-name="T7">ebras</text:span> por la palabra que imprimen. Dos para TIC, dos para TAC y dos para TOC.</text:p>
      <text:p text:style-name="P6">Las hebras deben competir <text:span text:style-name="T7">para </text:span>escribir <text:span text:style-name="T8">su</text:span> palabra no pudiendo haber turno estricto entre ellas.</text:p>
      <text:p text:style-name="P6"/>
      <text:h text:style-name="Heading_20_2" text:outline-level="2" text:is-list-header="true"/>
      <text:h text:style-name="Heading_20_2" text:outline-level="2"/>
      <text:h text:style-name="Heading_20_2" text:outline-level="2" text:is-list-header="true"><text:bookmark-start text:name="__RefHeading___Toc1897_1156227085"/>A.2 <text:span text:style-name="T8">Identificación de aspectos </text:span><text:span text:style-name="T10">generales a controlar</text:span><text:bookmark-end text:name="__RefHeading___Toc1897_1156227085"/></text:h>
      <text:p text:style-name="P29">El problema se puede abstraer a 2 aspectos generales que deben ser solucionados: </text:p>
      <text:list text:style-name="L1">
        <text:list-item>
          <text:p text:style-name="P33">Se debe conseguir que el orden de impresión sea el correcto: TIC, TAC, TOC de manera cíclica por tiempo indefinido. No TIC, TOC, TAC ni cualquier otra variante.</text:p>
        </text:list-item>
        <text:list-item>
          <text:p text:style-name="P33">Se debe evitar la impresión múltiple de la misma palabra de manera <text:span text:style-name="T9">consecutiva</text:span> dado que las hebras <text:span text:style-name="T24">que imprimen la misma palabra </text:span>compiten entre sí. <text:span text:style-name="T9">No puede darse el caso de imprimir TIC, TIC por ejemplo.</text:span></text:p>
        </text:list-item>
      </text:list>
      <text:p text:style-name="P29"/>
      <text:h text:style-name="Heading_20_2" text:outline-level="2" text:is-list-header="true"/>
      <text:h text:style-name="P32" text:outline-level="2" text:is-list-header="true"><text:bookmark-start text:name="__RefHeading___Toc1899_1156227085"/>A.3 <text:span text:style-name="T10">Conseguir el orden correcto </text:span><text:span text:style-name="T25">de palabras</text:span><text:bookmark-end text:name="__RefHeading___Toc1899_1156227085"/></text:h>
      <text:p text:style-name="P30">Para conseguir el orden correcto no hay otra opción que crear un turno estricto entre hebras de diferentes grupos. Así en un momento dado le tocará solo a cualquier hebra del turno TIC, luego del <text:s/>grupo TAC y luego del grupo TOC.</text:p>
      <text:p text:style-name="P7">Para lograr este orden estricto se puede usar una variable común a todas las hebras <text:span text:style-name="T11">que determine el grupo al que le toca:</text:span></text:p>
      <table:table table:name="Tabla2" table:style-name="Tabla2" table:template-name="tabla cabecera negra">
        <table:table-column table:style-name="Tabla2.A"/>
        <table:table-row table:style-name="Tabla2.1">
          <table:table-cell table:style-name="Tabla2.A1" office:value-type="string">
            <text:p text:style-name="P18">Variable común a todas las hebras</text:p>
          </table:table-cell>
        </table:table-row>
        <table:table-row table:style-name="Tabla2.1">
          <table:table-cell table:style-name="Tabla2.A2" office:value-type="string">
            <text:p text:style-name="P25">int turnoGrupo = 0</text:p>
          </table:table-cell>
        </table:table-row>
      </table:table>
      <table:table table:name="Tabla1" table:style-name="Tabla1" table:template-name="tabla cabecera negra">
        <table:table-column table:style-name="Tabla1.A" table:number-columns-repeated="3"/>
        <table:table-row table:style-name="Tabla1.1">
          <table:table-cell table:style-name="Tabla1.A1" office:value-type="string">
            <text:p text:style-name="P16">Hebras Tic <text:span text:style-name="T12">(</text:span><text:span text:style-name="T24">grupo </text:span><text:span text:style-name="T12">0)</text:span></text:p>
          </table:table-cell>
          <table:table-cell table:style-name="Tabla1.A1" office:value-type="string">
            <text:p text:style-name="P17">Hebras Tac<text:span text:style-name="T12">(</text:span><text:span text:style-name="T24">grupo </text:span><text:span text:style-name="T12">1)</text:span></text:p>
          </table:table-cell>
          <table:table-cell table:style-name="Tabla1.A1" office:value-type="string">
            <text:p text:style-name="P17">Hebras Toc<text:span text:style-name="T12">(</text:span><text:span text:style-name="T24">grupo </text:span><text:span text:style-name="T12">2)</text:span></text:p>
          </table:table-cell>
        </table:table-row>
        <table:table-row>
          <table:table-cell table:style-name="Tabla1.A2" office:value-type="string">
            <text:p text:style-name="P20">While (true){</text:p>
            <text:p text:style-name="P20"><text:tab/>while(turnoGrupo!=0);</text:p>
            <text:p text:style-name="P20"><text:tab/>print(“Tic”);</text:p>
            <text:p text:style-name="P20"><text:tab/>turnoGrupo=1;</text:p>
            <text:p text:style-name="P20">}</text:p>
          </table:table-cell>
          <table:table-cell table:style-name="Tabla1.A2" office:value-type="string">
            <text:p text:style-name="P20">While (true){</text:p>
            <text:p text:style-name="P20"><text:tab/>while(turnoGrupo!=1);</text:p>
            <text:p text:style-name="P20"><text:tab/>print(“Tic”);</text:p>
            <text:p text:style-name="P20"><text:tab/>turnoGrupo=2;</text:p>
            <text:p text:style-name="P20">}</text:p>
          </table:table-cell>
          <table:table-cell table:style-name="Tabla1.A2" office:value-type="string">
            <text:p text:style-name="P20">While (true){</text:p>
            <text:p text:style-name="P20"><text:tab/>while(turnoGrupo!=2);</text:p>
            <text:p text:style-name="P20"><text:tab/>print(“Tic”);</text:p>
            <text:p text:style-name="P20"><text:tab/>turnoGrupo=<text:span text:style-name="T12">0</text:span>;</text:p>
            <text:p text:style-name="P20">}</text:p>
          </table:table-cell>
        </table:table-row>
      </table:table>
      <text:p text:style-name="P8"/>
      <text:p text:style-name="P9">O de manera genérica</text:p>
      <table:table table:name="Tabla4" table:style-name="Tabla4" table:template-name="tabla cabecera negra">
        <table:table-column table:style-name="Tabla4.A"/>
        <table:table-row table:style-name="Tabla4.1">
          <table:table-cell table:style-name="Tabla4.A1" office:value-type="string">
            <text:p text:style-name="P19">Variable común a todas las hebras</text:p>
          </table:table-cell>
        </table:table-row>
        <table:table-row table:style-name="Tabla4.1">
          <table:table-cell table:style-name="Tabla4.A2" office:value-type="string">
            <text:p text:style-name="P26">int turnoGrupo = <text:span text:style-name="T12">i</text:span></text:p>
          </table:table-cell>
        </table:table-row>
      </table:table>
      <table:table table:name="Tabla3" table:style-name="Tabla3" table:template-name="tabla cabecera negra">
        <table:table-column table:style-name="Tabla3.A"/>
        <table:table-row table:style-name="Tabla3.1">
          <table:table-cell table:style-name="Tabla3.A1" office:value-type="string">
            <text:p text:style-name="P17">Hebras <text:span text:style-name="T12">grupo i <text:s text:c="4"/></text:span><text:span text:style-name="T15">(i:indice de grupo, </text:span><text:span text:style-name="T16">TG</text:span><text:span text:style-name="T15">:total de grupos)</text:span></text:p>
          </table:table-cell>
        </table:table-row>
        <table:table-row>
          <table:table-cell table:style-name="Tabla3.A2" office:value-type="string">
            <text:p text:style-name="P21">While (true){</text:p>
            <text:p text:style-name="P21"><text:tab/>//<text:span text:style-name="T17">Espera ocupada</text:span></text:p>
            <text:p text:style-name="P28"><text:tab/>while(turnoGrupo!=<text:span text:style-name="T12">i</text:span>);</text:p>
            <text:p text:style-name="P27"><text:tab/><text:span text:style-name="T18">//</text:span><text:span text:style-name="T19">Impresion</text:span></text:p>
            <text:p text:style-name="P27"><text:tab/>print(<text:span text:style-name="T12">palabra i</text:span>);</text:p>
            <text:p text:style-name="P21"><text:tab/>//<text:span text:style-name="T17">cambio de grupo</text:span></text:p>
            <text:p text:style-name="P22"><text:tab/><text:span text:style-name="T20">turnoGrupo=</text:span><text:span text:style-name="T21">((</text:span><text:span text:style-name="T20">turnoGrupo</text:span><text:span text:style-name="T21">+1)=</text:span><text:span text:style-name="T22">=</text:span><text:span text:style-name="T23">TG</text:span><text:span text:style-name="T21">) ? 0 : </text:span><text:span text:style-name="T20">turnoGrupo</text:span><text:span text:style-name="T21">+1</text:span><text:span text:style-name="T20">;</text:span></text:p>
            <text:p text:style-name="P21">}</text:p>
          </table:table-cell>
        </table:table-row>
      </table:table>
      <text:p text:style-name="P13"/>
      <text:p text:style-name="P14"><text:span text:style-name="T14">Nota:</text:span><text:span text:style-name="T13">La asignación de la última línea donde se increment</text:span><text:span text:style-name="T17">a</text:span><text:span text:style-name="T13"> turnoGrupo se puede extraer a una función común a todas las hebras.</text:span></text:p>
      <text:p text:style-name="P15"/>
      <text:p text:style-name="P23"/>
      <text:p text:style-name="P24">Con esto se consigue un turno estricto entre las hebras de diferentes grupo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ext-style style:name="N100">
      <number:text-content/>
    </number:text-style>
    <style:style style:name="tabla_20_cabecera_20_negra.1" style:display-name="tabla cabecera negra.1" style:family="table-cell" style:data-style-name="N100">
      <style:table-cell-properties fo:background-color="#000000" fo:padding="0.101cm" fo:padding-left="0.101cm" fo:padding-right="0.101cm" fo:padding-top="0.101cm" fo:padding-bottom="0.101cm"/>
      <style:text-properties fo:color="#ffffff" fo:font-weight="bold" style:font-weight-asian="bold" style:font-name-asian="NSimSun" style:font-family-asian="NSimSun" style:font-weight-complex="bold" style:font-name-complex="Arial" style:font-family-complex="Arial" style:font-family-generic-complex="swiss"/>
    </style:style>
    <style:style style:name="tabla_20_cabecera_20_negra.2" style:display-name="tabla cabecera negra.2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 style:font-family-generic-complex="swiss"/>
    </style:style>
    <style:style style:name="tabla_20_cabecera_20_negra.3" style:display-name="tabla cabecera negra.3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 style:font-family-generic-complex="swiss"/>
    </style:style>
    <style:style style:name="tabla_20_cabecera_20_negra.4" style:display-name="tabla cabecera negra.4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 style:font-family-generic-complex="swiss"/>
    </style:style>
    <style:style style:name="tabla_20_cabecera_20_negra.5" style:display-name="tabla cabecera negra.5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 style:font-family-generic-complex="swiss"/>
    </style:style>
    <style:style style:name="tabla_20_cabecera_20_negra.6" style:display-name="tabla cabecera negra.6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 style:font-family-generic-complex="swiss"/>
    </style:style>
    <style:style style:name="tabla_20_cabecera_20_negra.7" style:display-name="tabla cabecera negra.7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 style:font-family-generic-complex="swiss"/>
    </style:style>
    <style:style style:name="tabla_20_cabecera_20_negra.8" style:display-name="tabla cabecera negra.8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 style:font-family-generic-complex="swiss"/>
    </style:style>
    <style:style style:name="tabla_20_cabecera_20_negra.9" style:display-name="tabla cabecera negra.9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 style:font-family-generic-complex="swiss"/>
    </style:style>
    <style:style style:name="tabla_20_cabecera_20_negra.10" style:display-name="tabla cabecera negra.10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 style:font-family-generic-complex="swiss"/>
    </style:style>
    <style:style style:name="tabla_20_cabecera_20_negra.11" style:display-name="tabla cabecera negra.11" style:family="table-cell" style:data-style-name="N100">
      <style:table-cell-properties fo:background-color="#000000" fo:padding="0.101cm" fo:padding-left="0.101cm" fo:padding-right="0.101cm" fo:padding-top="0.101cm" fo:padding-bottom="0.101cm"/>
      <style:text-properties fo:color="#ffffff" fo:font-weight="bold" style:font-weight-asian="bold" style:font-name-asian="NSimSun" style:font-family-asian="NSimSun" style:font-weight-complex="bold" style:font-name-complex="Arial" style:font-family-complex="Arial" style:font-family-generic-complex="swiss"/>
    </style:style>
    <style:style style:name="tabla_20_cabecera_20_negra.12" style:display-name="tabla cabecera negra.12" style:family="table-cell" style:data-style-name="N100">
      <style:table-cell-properties fo:background-color="#000000" fo:padding="0.101cm" fo:padding-left="0.101cm" fo:padding-right="0.101cm" fo:padding-top="0.101cm" fo:padding-bottom="0.101cm"/>
      <style:text-properties fo:color="#ffffff" fo:font-weight="bold" style:font-weight-asian="bold" style:font-name-asian="NSimSun" style:font-family-asian="NSimSun" style:font-weight-complex="bold" style:font-name-complex="Arial" style:font-family-complex="Arial" style:font-family-generic-complex="swiss"/>
    </style:style>
    <style:style style:name="tabla_20_cabecera_20_negra.13" style:display-name="tabla cabecera negra.13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 style:font-family-generic-complex="swiss"/>
    </style:style>
    <style:style style:name="tabla_20_cabecera_20_negra.14" style:display-name="tabla cabecera negra.14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 style:font-family-generic-complex="swiss"/>
    </style:style>
    <style:style style:name="tabla_20_cabecera_20_negra.15" style:display-name="tabla cabecera negra.15" style:family="table-cell" style:data-style-name="N100">
      <style:table-cell-properties fo:background-color="#000000" fo:padding="0.101cm" fo:padding-left="0.101cm" fo:padding-right="0.101cm" fo:padding-top="0.101cm" fo:padding-bottom="0.101cm"/>
      <style:text-properties fo:color="#ffffff" fo:font-weight="bold" style:font-weight-asian="bold" style:font-name-asian="NSimSun" style:font-family-asian="NSimSun" style:font-weight-complex="bold" style:font-name-complex="Arial" style:font-family-complex="Arial" style:font-family-generic-complex="swiss"/>
    </style:style>
    <style:style style:name="tabla_20_cabecera_20_negra.16" style:display-name="tabla cabecera negra.16" style:family="table-cell" style:data-style-name="N100">
      <style:table-cell-properties fo:border-bottom="0.74pt solid #000000" fo:padding="0.101cm" fo:padding-left="0.101cm" fo:padding-right="0.101cm" fo:padding-top="0.101cm" fo:padding-bottom="0.101cm"/>
      <style:text-properties style:font-name-asian="NSimSun" style:font-family-asian="NSimSun" style:font-name-complex="Arial" style:font-family-complex="Arial" style:font-family-generic-complex="swiss"/>
    </style:style>
    <table:table-template table:name="tabla cabecera negra" table:first-row-end-column="row" table:first-row-start-column="row" table:last-row-end-column="row" table:last-row-start-column="row">
      <table:first-row table:style-name="tabla_20_cabecera_20_negra.1"/>
      <table:last-row table:style-name="tabla_20_cabecera_20_negra.2"/>
      <table:first-column table:style-name="tabla_20_cabecera_20_negra.3"/>
      <table:last-column table:style-name="tabla_20_cabecera_20_negra.4"/>
      <table:body table:style-name="tabla_20_cabecera_20_negra.9"/>
      <table:even-rows table:style-name="tabla_20_cabecera_20_negra.5"/>
      <table:odd-rows table:style-name="tabla_20_cabecera_20_negra.6"/>
      <table:even-columns table:style-name="tabla_20_cabecera_20_negra.7"/>
      <table:odd-columns table:style-name="tabla_20_cabecera_20_negra.8"/>
      <table:background table:style-name="tabla_20_cabecera_20_negra.10"/>
      <loext:first-row-even-column table:style-name="tabla_20_cabecera_20_negra.15"/>
      <loext:last-row-even-column table:style-name="tabla_20_cabecera_20_negra.16"/>
      <loext:first-row-end-column table:style-name="tabla_20_cabecera_20_negra.12"/>
      <loext:first-row-start-column table:style-name="tabla_20_cabecera_20_negra.11"/>
      <loext:last-row-end-column table:style-name="tabla_20_cabecera_20_negra.14"/>
      <loext:last-row-start-column table:style-name="tabla_20_cabecera_20_negra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s" fo:country="ES"/>
    </style:style>
    <style:style style:name="MT1" style:family="text">
      <style:text-properties officeooo:rsid="0030dd0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 </text:span><text:page-number text:select-page="current">2</text:page-number><text:s/><text:span text:style-name="MT1">of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2T18:53:04.913000000</meta:creation-date>
    <dc:date>2023-10-31T10:57:13.117000000</dc:date>
    <meta:editing-duration>PT4H8M55S</meta:editing-duration>
    <meta:editing-cycles>42</meta:editing-cycles>
    <meta:generator>LibreOffice/7.4.7.2$Windows_X86_64 LibreOffice_project/723314e595e8007d3cf785c16538505a1c878ca5</meta:generator>
    <meta:print-date>2023-09-27T19:14:24.063000000</meta:print-date>
    <meta:printed-by>Archivos PDF</meta:printed-by>
    <meta:document-statistic meta:table-count="4" meta:image-count="0" meta:object-count="0" meta:page-count="4" meta:paragraph-count="60" meta:word-count="389" meta:character-count="2387" meta:non-whitespace-character-count="2037"/>
  </office:meta>
</office:document-meta>
</file>